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Calibri" fo:font-size="20pt" fo:font-style="italic" officeooo:rsid="0001af2c" officeooo:paragraph-rsid="0001af2c" style:font-size-asian="17.5pt" style:font-style-asian="italic" style:font-size-complex="20pt" style:font-style-complex="italic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6pt" fo:font-style="normal" officeooo:rsid="0001af2c" officeooo:paragraph-rsid="0001af2c" style:font-size-asian="16pt" style:font-style-asian="normal" style:font-size-complex="16pt" style:font-style-complex="normal"/>
    </style:style>
    <style:style style:name="P4" style:family="paragraph" style:parent-style-name="Standard">
      <style:paragraph-properties fo:text-align="center" style:justify-single-word="false"/>
      <style:text-properties style:font-name="Calibri" fo:font-size="24pt" fo:font-style="italic" officeooo:rsid="0001af2c" officeooo:paragraph-rsid="0001af2c" style:font-size-asian="24pt" style:font-style-asian="italic" style:font-size-complex="24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4">Università degli Studi di Torino</text:p>
      <text:p text:style-name="P4">Corso di Laurea Triennale in Informatica</text:p>
      <text:p text:style-name="P4"/>
      <text:p text:style-name="P4"/>
      <text:p text:style-name="P4">Corso Basi di Dati (9 CFU)</text:p>
      <text:p text:style-name="P4">Anno accademico 2019-2020</text:p>
      <text:p text:style-name="P4">Progetto di Laboratorio</text:p>
      <text:p text:style-name="P2"/>
      <text:p text:style-name="P2"/>
      <text:p text:style-name="P2"/>
      <text:p text:style-name="P2"/>
      <text:p text:style-name="P3">Ferrero Dario <text:s/>(m. 855804)</text:p>
      <text:p text:style-name="P3">De Vito Andrea <text:s/>(m. 883873)</text:p>
      <text:p text:style-name="P3">Cavallari Jacopo <text:s/>(m. 862473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07-19T22:38:31.529000000</dc:date>
    <meta:editing-duration>PT6M53S</meta:editing-duration>
    <meta:editing-cycles>2</meta:editing-cycles>
    <meta:document-statistic meta:table-count="0" meta:image-count="0" meta:object-count="0" meta:page-count="1" meta:paragraph-count="8" meta:word-count="36" meta:character-count="228" meta:non-whitespace-character-count="197"/>
  </office:meta>
</office:document-meta>
</file>